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6065" officeooo:paragraph-rsid="00166065"/>
    </style:style>
    <style:style style:name="P2" style:family="paragraph" style:parent-style-name="Standard">
      <style:text-properties officeooo:rsid="00179d33" officeooo:paragraph-rsid="00179d33"/>
    </style:style>
    <style:style style:name="T1" style:family="text">
      <style:text-properties officeooo:rsid="00179d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ite 474</text:p>
      <text:p text:style-name="P1">Aufgabe <text:span text:style-name="T1">2</text:span></text:p>
      <text:p text:style-name="P1">a) 71 = 1000111<text:tab/><text:tab/>b) 16 = 10000</text:p>
      <text:p text:style-name="P1">inv = 0111000<text:tab/><text:tab/><text:tab/>inv = 01111</text:p>
      <text:p text:style-name="P1">+1 = 0111001<text:tab/><text:tab/><text:tab/>+1 = 10000</text:p>
      <text:p text:style-name="P1">-71 = 10111001<text:tab/><text:tab/>-16 = 110000</text:p>
      <text:p text:style-name="P1"/>
      <text:p text:style-name="P2">Aufgabe 3</text:p>
      <text:p text:style-name="P2">a) 0110 = 6<text:tab/>b) 1001 1111 =(-1) 1001 1110</text:p>
      <text:p text:style-name="P2"><text:tab/><text:tab/>inv = 0110 0001</text:p>
      <text:p text:style-name="P2"><text:tab/><text:tab/>0110 0001 = 1+32+64 = 97</text:p>
      <text:p text:style-name="P2"><text:tab/><text:tab/>1001 1111 = -9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2T10:39:32.412000000</meta:creation-date>
    <dc:date>2021-02-02T10:47:49.941000000</dc:date>
    <meta:editing-duration>PT8M17S</meta:editing-duration>
    <meta:editing-cycles>2</meta:editing-cycles>
    <meta:generator>LibreOffice/6.2.2.2$Windows_X86_64 LibreOffice_project/2b840030fec2aae0fd2658d8d4f9548af4e3518d</meta:generator>
    <meta:document-statistic meta:table-count="0" meta:image-count="0" meta:object-count="0" meta:page-count="1" meta:paragraph-count="11" meta:word-count="56" meta:character-count="237" meta:non-whitespace-character-count="180"/>
  </office:meta>
</office:document-meta>
</file>